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900000012C013DFD667CD3DE842.png" manifest:media-type="image/png"/>
  <manifest:file-entry manifest:full-path="Pictures/1000020100001900000012C0D45FAA7760853CD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81cm, 0.487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6cm, 0.2cm, 0cm, 0.855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67cm" svg:height="7.466cm" svg:x="2.6cm" svg:y="3.934cm">
          <draw:image xlink:href="Pictures/1000020100001900000012C0D45FAA7760853CDE.png" xlink:type="simple" xlink:show="embed" xlink:actuate="onLoad" loext:mime-type="image/png">
            <text:p/>
          </draw:image>
        </draw:frame>
        <draw:frame draw:style-name="gr2" draw:text-style-name="P1" draw:layer="layout" svg:width="10.67cm" svg:height="7.4cm" svg:x="13.27cm" svg:y="4cm">
          <draw:image xlink:href="Pictures/1000020100001900000012C013DFD667CD3DE84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00:26:10.728701062</meta:creation-date>
    <dc:date>2023-02-09T00:31:15.751584485</dc:date>
    <meta:editing-duration>PT28S</meta:editing-duration>
    <meta:editing-cycles>1</meta:editing-cycles>
    <meta:document-statistic meta:object-count="25"/>
    <meta:generator>LibreOffice/6.4.7.2$Linux_X86_64 LibreOffice_project/40$Build-2</meta:generator>
  </office:meta>
</office:document-meta>
</file>